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637" officeooo:paragraph-rsid="000da637"/>
    </style:style>
    <style:style style:name="P2" style:family="paragraph" style:parent-style-name="Standard">
      <style:text-properties officeooo:rsid="000dd2f5" officeooo:paragraph-rsid="000dd2f5"/>
    </style:style>
    <style:style style:name="P3" style:family="paragraph" style:parent-style-name="Standard">
      <style:text-properties officeooo:rsid="000f047c" officeooo:paragraph-rsid="000f047c"/>
    </style:style>
    <style:style style:name="P4" style:family="paragraph" style:parent-style-name="Standard">
      <style:text-properties officeooo:rsid="001093cd" officeooo:paragraph-rsid="001093cd"/>
    </style:style>
    <style:style style:name="P5" style:family="paragraph" style:parent-style-name="Standard">
      <style:text-properties officeooo:rsid="00125191" officeooo:paragraph-rsid="00125191"/>
    </style:style>
    <style:style style:name="P6" style:family="paragraph" style:parent-style-name="Standard">
      <style:text-properties officeooo:rsid="00143d37" officeooo:paragraph-rsid="00143d37"/>
    </style:style>
    <style:style style:name="P7" style:family="paragraph" style:parent-style-name="Standard">
      <style:text-properties officeooo:rsid="00151f97" officeooo:paragraph-rsid="00151f97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da637" officeooo:paragraph-rsid="000da637"/>
    </style:style>
    <style:style style:name="P9" style:family="paragraph" style:parent-style-name="Standard">
      <style:text-properties officeooo:rsid="00151f97" officeooo:paragraph-rsid="00151f97"/>
    </style:style>
    <style:style style:name="P10" style:family="paragraph" style:parent-style-name="Standard">
      <style:text-properties officeooo:rsid="0015357b" officeooo:paragraph-rsid="0015357b"/>
    </style:style>
    <style:style style:name="P11" style:family="paragraph" style:parent-style-name="Standard">
      <style:text-properties officeooo:rsid="0015357b" officeooo:paragraph-rsid="00186d34"/>
    </style:style>
    <style:style style:name="P12" style:family="paragraph" style:parent-style-name="Standard">
      <style:text-properties officeooo:rsid="0015357b" officeooo:paragraph-rsid="00198ba7"/>
    </style:style>
    <style:style style:name="P13" style:family="paragraph" style:parent-style-name="Standard">
      <style:text-properties officeooo:rsid="00157500" officeooo:paragraph-rsid="00157500"/>
    </style:style>
    <style:style style:name="P14" style:family="paragraph" style:parent-style-name="Standard">
      <style:text-properties officeooo:rsid="0017085a" officeooo:paragraph-rsid="0017085a"/>
    </style:style>
    <style:style style:name="P15" style:family="paragraph" style:parent-style-name="Standard">
      <style:text-properties officeooo:rsid="00186d34" officeooo:paragraph-rsid="00186d34"/>
    </style:style>
    <style:style style:name="P16" style:family="paragraph" style:parent-style-name="Standard">
      <style:text-properties officeooo:rsid="001ab848" officeooo:paragraph-rsid="001ab848"/>
    </style:style>
    <style:style style:name="P17" style:family="paragraph" style:parent-style-name="Standard">
      <style:text-properties officeooo:rsid="001c966d" officeooo:paragraph-rsid="001c966d"/>
    </style:style>
    <style:style style:name="P18" style:family="paragraph" style:parent-style-name="Standard">
      <style:text-properties officeooo:rsid="001cafbf" officeooo:paragraph-rsid="001cafbf"/>
    </style:style>
    <style:style style:name="P19" style:family="paragraph" style:parent-style-name="Standard">
      <style:text-properties officeooo:rsid="001cafbf" officeooo:paragraph-rsid="001dc1de"/>
    </style:style>
    <style:style style:name="P20" style:family="paragraph" style:parent-style-name="Standard">
      <style:text-properties officeooo:rsid="001cafbf" officeooo:paragraph-rsid="001dc803"/>
    </style:style>
    <style:style style:name="P21" style:family="paragraph" style:parent-style-name="Standard">
      <style:text-properties officeooo:rsid="001dc803" officeooo:paragraph-rsid="001dc803"/>
    </style:style>
    <style:style style:name="P22" style:family="paragraph" style:parent-style-name="Standard">
      <style:text-properties officeooo:rsid="001fb208" officeooo:paragraph-rsid="001fb208"/>
    </style:style>
    <style:style style:name="P23" style:family="paragraph" style:parent-style-name="Standard">
      <style:text-properties officeooo:rsid="00203937" officeooo:paragraph-rsid="00203937"/>
    </style:style>
    <style:style style:name="P24" style:family="paragraph" style:parent-style-name="Standard">
      <style:text-properties officeooo:rsid="0020ff63" officeooo:paragraph-rsid="0020ff63"/>
    </style:style>
    <style:style style:name="P25" style:family="paragraph" style:parent-style-name="Standard">
      <style:text-properties officeooo:rsid="0021a740" officeooo:paragraph-rsid="0021a740"/>
    </style:style>
    <style:style style:name="P26" style:family="paragraph" style:parent-style-name="Standard">
      <style:text-properties officeooo:rsid="0023359f" officeooo:paragraph-rsid="0023359f"/>
    </style:style>
    <style:style style:name="P27" style:family="paragraph" style:parent-style-name="Standard">
      <style:text-properties officeooo:rsid="002505ce" officeooo:paragraph-rsid="002505ce"/>
    </style:style>
    <style:style style:name="P28" style:family="paragraph" style:parent-style-name="Standard">
      <style:text-properties officeooo:rsid="002505ce" officeooo:paragraph-rsid="00252f68"/>
    </style:style>
    <style:style style:name="P29" style:family="paragraph" style:parent-style-name="Standard">
      <style:text-properties officeooo:rsid="0026d9b5" officeooo:paragraph-rsid="0026d9b5"/>
    </style:style>
    <style:style style:name="P30" style:family="paragraph" style:parent-style-name="Standard">
      <style:text-properties officeooo:rsid="0026d9b5" officeooo:paragraph-rsid="0027c285"/>
    </style:style>
    <style:style style:name="P31" style:family="paragraph" style:parent-style-name="Standard">
      <style:text-properties officeooo:rsid="0027c285" officeooo:paragraph-rsid="0027c285"/>
    </style:style>
    <style:style style:name="P32" style:family="paragraph" style:parent-style-name="Standard">
      <style:text-properties officeooo:rsid="002929f0" officeooo:paragraph-rsid="002929f0"/>
    </style:style>
    <style:style style:name="P33" style:family="paragraph" style:parent-style-name="Standard">
      <style:text-properties officeooo:rsid="0029ea79" officeooo:paragraph-rsid="0029ea79"/>
    </style:style>
    <style:style style:name="P34" style:family="paragraph" style:parent-style-name="Standard">
      <style:paragraph-properties fo:break-before="page"/>
      <style:text-properties officeooo:rsid="0021a740" officeooo:paragraph-rsid="0021a740"/>
    </style:style>
    <style:style style:name="T1" style:family="text">
      <style:text-properties fo:font-weight="bold"/>
    </style:style>
    <style:style style:name="T2" style:family="text">
      <style:text-properties officeooo:rsid="00186d34"/>
    </style:style>
    <style:style style:name="T3" style:family="text">
      <style:text-properties officeooo:rsid="00198ba7"/>
    </style:style>
    <style:style style:name="T4" style:family="text">
      <style:text-properties officeooo:rsid="001dc803"/>
    </style:style>
    <style:style style:name="T5" style:family="text">
      <style:text-properties officeooo:rsid="00252f68"/>
    </style:style>
    <style:style style:name="T6" style:family="text">
      <style:text-properties officeooo:rsid="0027c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fig files</text:p>
      <text:p text:style-name="P1"/>
      <text:p text:style-name="P1">.config <text:tab/>-<text:tab/>full config files, contains value for all options</text:p>
      <text:p text:style-name="P1"/>
      <text:p text:style-name="P1">defconfig<text:tab/>-<text:tab/>stores only the values for options for which the non-default value is chosen</text:p>
      <text:p text:style-name="P1"/>
      <text:p text:style-name="P1">make savedefconfig <text:s/>- to create a defconfig</text:p>
      <text:p text:style-name="P1"/>
      <text:p text:style-name="P1">olddefconfig <text:tab/>-<text:tab/>expands a minimal defconfig to a full .config</text:p>
      <text:p text:style-name="P1"/>
      <text:p text:style-name="P1"/>
      <text:p text:style-name="P1"/>
      <text:p text:style-name="P2">Q) Directories in output directory</text:p>
      <text:p text:style-name="P2">Ans:</text:p>
      <text:p text:style-name="P2">build<text:tab/>-<text:tab/>Where all source tarballs are extracted, Where the build of each package takes place</text:p>
      <text:p text:style-name="P2"/>
      <text:p text:style-name="P2">host<text:tab/>-<text:tab/>Contains both the tools built for the host (cross-compiler, etc.) and the sysroot of</text:p>
      <text:p text:style-name="P2">the toolchain</text:p>
      <text:p text:style-name="P2"/>
      <text:p text:style-name="P3">staging<text:tab/>-<text:tab/>Just a symbolic link to the sysroot,</text:p>
      <text:p text:style-name="P3"/>
      <text:p text:style-name="P3">target<text:tab/>-<text:tab/>The target root filesystem. Usual Linux hierarchy. Used to generate the final root filesystem images in images/</text:p>
      <text:p text:style-name="P3"/>
      <text:p text:style-name="P3">images<text:tab/>-<text:tab/>Contains the final images: kernel image, bootloader image, root filesystem image(s)</text:p>
      <text:p text:style-name="P2"/>
      <text:p text:style-name="P4">graphs<text:tab/>-<text:tab/>Visualization of Buildroot operation: dependencies between packages, time to build</text:p>
      <text:p text:style-name="P4">the different packages</text:p>
      <text:p text:style-name="P2"/>
      <text:p text:style-name="P2">Q) What is a sysroot?</text:p>
      <text:p text:style-name="P2">Ans:</text:p>
      <text:p text:style-name="P2">A <text:span text:style-name="T1">sysroot</text:span> is a folder which contains a minimal filesystem (especially libraries, the C library and header files). An example <text:span text:style-name="T1">sysroot</text:span> could look like this: '<text:span text:style-name="T1">sysroot</text:span>/usr', '<text:span text:style-name="T1">sysroot</text:span>/usr/lib', '<text:span text:style-name="T1">sysroot</text:span>/usr/include'.</text:p>
      <text:p text:style-name="P2"/>
      <text:p text:style-name="P2"/>
      <text:p text:style-name="P5">Q) Toolchain options in Buildroot (internal toolchain)</text:p>
      <text:p text:style-name="P5">Ans:</text:p>
      <text:p text:style-name="P5">C++, LTO, OpenMP, libmudflap, graphite.</text:p>
      <text:p text:style-name="P5"/>
      <text:p text:style-name="P5">Q) C library options in Buildroot (internal toolchain)?</text:p>
      <text:p text:style-name="P5">Ans:</text:p>
      <text:p text:style-name="P5">uClibc, (e)glibc and musl</text:p>
      <text:p text:style-name="P5"/>
      <text:p text:style-name="P6">Q) How to configure the linux kernel using buildroot?</text:p>
      <text:p text:style-name="P6">Ans:</text:p>
      <text:p text:style-name="P6">In menuconfig, after selecting the kernel version, you have several options to define the kernel configuration:</text:p>
      <text:p text:style-name="P6">- Use a defconfig</text:p>
      <text:p text:style-name="P6">- Use a custom config file</text:p>
      <text:p text:style-name="P6">- Use the architecture default configuration</text:p>
      <text:p text:style-name="P6">- Additional fragments</text:p>
      <text:p text:style-name="P6"><text:soft-page-break/>Running one of the Linux kernel configuration interfaces:</text:p>
      <text:p text:style-name="P6"><text:tab/>make linux-menuconfig</text:p>
      <text:p text:style-name="P6"><text:tab/>make linux-nconfig</text:p>
      <text:p text:style-name="P6"><text:tab/>make linux-xconfig</text:p>
      <text:p text:style-name="P6"><text:tab/>make linux-gconfig</text:p>
      <text:p text:style-name="P6">Will load either the defined kernel defconfig or custom configuration file, and start</text:p>
      <text:p text:style-name="P6">the corresponding Linux kernel configuration interface. </text:p>
      <text:p text:style-name="P6"/>
      <text:p text:style-name="P7">To save them:</text:p>
      <text:p text:style-name="P7">▶ make linux-update-config, to save a full config file</text:p>
      <text:p text:style-name="P7">▶ make linux-update-defconfig, to save a minimal defconfig</text:p>
      <text:p text:style-name="P7"/>
      <text:p text:style-name="P7"/>
      <text:p text:style-name="P7"/>
      <text:p text:style-name="P10">Q) Rootfs construction steps</text:p>
      <text:p text:style-name="P10">Ans:</text:p>
      <text:p text:style-name="P10"><text:tab/>Copy the skeleton to $TARGETDIR</text:p>
      <text:p text:style-name="P10"/>
      <text:p text:style-name="P10"><text:s/><text:tab/>Build/install the packages</text:p>
      <text:p text:style-name="P10"/>
      <text:p text:style-name="P10"><text:tab/>Run a number of cleanup steps</text:p>
      <text:p text:style-name="P10"/>
      <text:p text:style-name="P10"><text:tab/>Copy rootfs overlays</text:p>
      <text:p text:style-name="P10"/>
      <text:p text:style-name="P10"><text:tab/>Execute post-build scripts</text:p>
      <text:p text:style-name="P10"/>
      <text:p text:style-name="P10"><text:tab/>Create the rootfs image</text:p>
      <text:p text:style-name="P10"/>
      <text:p text:style-name="P10"><text:tab/>Execute post-image scripts</text:p>
      <text:p text:style-name="P10"/>
      <text:p text:style-name="P10"/>
      <text:p text:style-name="P13">Q) How to change the skeleton of the rootfs?</text:p>
      <text:p text:style-name="P13">Ans:</text:p>
      <text:p text:style-name="P13">A custom skeleton can be used, through the BR2_ROOTFS_SKELETON_CUSTOM and</text:p>
      <text:p text:style-name="P13">BR2_ROOTFS_SKELETON_CUSTOM_PATH options.</text:p>
      <text:p text:style-name="P13"/>
      <text:p text:style-name="P13">Q) skeleton-init options?</text:p>
      <text:p text:style-name="P13">Ans:</text:p>
      <text:p text:style-name="P13">-sysv</text:p>
      <text:p text:style-name="P13">-systemd</text:p>
      <text:p text:style-name="P13">-none</text:p>
      <text:p text:style-name="P13"/>
      <text:p text:style-name="P13">Q) What is a root filesystem overlay?</text:p>
      <text:p text:style-name="P13">Ans:</text:p>
      <text:p text:style-name="P13">To customize the contents of your root filesystem, to add configuration files,</text:p>
      <text:p text:style-name="P13">scripts, symbolic links, directories or any other file, one possible solution is to use</text:p>
      <text:p text:style-name="P13">a root filesystem overlay.</text:p>
      <text:p text:style-name="P13">A root filesystem overlay is simply a directory whose contents will be copied over</text:p>
      <text:p text:style-name="P13">the root filesystem, after all packages have been installed. Overwriting files is</text:p>
      <text:p text:style-name="P13">allowed.</text:p>
      <text:p text:style-name="P14">The option BR2_ROOTFS_OVERLAY contains a space-separated list of overlay paths.</text:p>
      <text:p text:style-name="P14"/>
      <text:p text:style-name="P15"><text:soft-page-break/>Q) What is fakeroot?</text:p>
      <text:p text:style-name="P15">Ans:</text:p>
      <text:p text:style-name="P11"><text:span text:style-name="T2">Allows to fake being root so that permissions and ownership can be modified, device</text:span></text:p>
      <text:p text:style-name="P12"><text:span text:style-name="T2">files can be created, etc.</text:span></text:p>
      <text:p text:style-name="P12"/>
      <text:p text:style-name="P12"><text:span text:style-name="T3">Q) Init implementations in buildroot?</text:span></text:p>
      <text:p text:style-name="P12"><text:span text:style-name="T3">Ans:</text:span></text:p>
      <text:p text:style-name="P12"><text:span text:style-name="T3"><text:s/>Buildroot supports multiple init implementations:</text:span></text:p>
      <text:p text:style-name="P12"><text:span text:style-name="T3">- Busybox init, the default. Simplest solution.</text:span></text:p>
      <text:p text:style-name="P12"><text:span text:style-name="T3">- sysvinit, the old style featureful init implementation</text:span></text:p>
      <text:p text:style-name="P12"><text:span text:style-name="T3">- systemd, the new generation init system</text:span></text:p>
      <text:p text:style-name="P12"/>
      <text:p text:style-name="P16">Q) /dev handling by Buildroot?</text:p>
      <text:p text:style-name="P16">Ans:</text:p>
      <text:p text:style-name="P16">Buildroot supports four methods to handle the /dev directory:</text:p>
      <text:p text:style-name="P16">- Using devtmpfs. /dev is managed by the kernel devtmpfs, which creates device files</text:p>
      <text:p text:style-name="P16">automatically. Default option.</text:p>
      <text:p text:style-name="P16">- Using static /dev. This is the old way of doing /dev, not very practical.</text:p>
      <text:p text:style-name="P16">- Using mdev. mdev is part of Busybox and can run custom actions when devices are</text:p>
      <text:p text:style-name="P16">added/removed. Requires devtmpfs kernel support.</text:p>
      <text:p text:style-name="P16">- Using eudev. Forked from systemd, allows to run custom actions. Requires</text:p>
      <text:p text:style-name="P16">devtmpfs kernel support.</text:p>
      <text:p text:style-name="P16"/>
      <text:p text:style-name="P17">Q) How can we do an offline build?</text:p>
      <text:p text:style-name="P17">Ans:</text:p>
      <text:p text:style-name="P17">$ make source</text:p>
      <text:p text:style-name="P17">-Triggers the download of all the files needed to build the current configuration.</text:p>
      <text:p text:style-name="P17">-All files are stored in $(DL_DIR)</text:p>
      <text:p text:style-name="P17">-Allows to prepare a fully offline build</text:p>
      <text:p text:style-name="P17"/>
      <text:p text:style-name="P18">Q) Files related to a single package in Buildroot?</text:p>
      <text:p text:style-name="P18">Ans:</text:p>
      <text:p text:style-name="P18">- A directory, package/foo</text:p>
      <text:p text:style-name="P18">- A Config.in file, written in kconfig language, describing the configuration options</text:p>
      <text:p text:style-name="P18">for the package.</text:p>
      <text:p text:style-name="P18">- A &lt;pkg&gt;.mk file, written in make, describing where to fetch the source, how to</text:p>
      <text:p text:style-name="P18">build and install it, etc.</text:p>
      <text:p text:style-name="P18">- An optional &lt;pkg&gt;.hash file, providing hashes to check the integrity of the</text:p>
      <text:p text:style-name="P18">downloaded tarballs and license files.</text:p>
      <text:p text:style-name="P18">- Optionally, .patch files, that are applied on the package source code before</text:p>
      <text:p text:style-name="P18">building.</text:p>
      <text:p text:style-name="P18">- Optionally, any additional file that might be useful for the package: init script,</text:p>
      <text:p text:style-name="P19">example configuration file, etc.</text:p>
      <text:p text:style-name="P19"/>
      <text:p text:style-name="P20"><text:span text:style-name="T4">Q) Describe the config.in file of a package in Buildroot?</text:span></text:p>
      <text:p text:style-name="P20"><text:span text:style-name="T4">Ans:</text:span></text:p>
      <text:p text:style-name="P20">-written in kconfig language.</text:p>
      <text:p text:style-name="P20">-describing the configuration options for the package.</text:p>
      <text:p text:style-name="P20">-<text:span text:style-name="T4">One option is mandatory to enable/disable the package, it must be named</text:span></text:p>
      <text:p text:style-name="P21">BR2_PACKAGE_&lt;PACKAGE&gt;</text:p>
      <text:p text:style-name="P21">-The main package option is a bool with the package name as the prompt. Will</text:p>
      <text:p text:style-name="P21">be visible in menuconfig.</text:p>
      <text:p text:style-name="P22"><text:soft-page-break/>kconfig allows to express dependencies using select or depends on statements</text:p>
      <text:p text:style-name="P22">- select is an automatic dependency: if option A select option B, as soon as A is</text:p>
      <text:p text:style-name="P22">enabled, B will be enabled, and cannot be unselected.</text:p>
      <text:p text:style-name="P22">- depends on is a user-assisted dependency: if option A depends on option B, A will</text:p>
      <text:p text:style-name="P22">only be visible when B is enabled.</text:p>
      <text:p text:style-name="P22"/>
      <text:p text:style-name="P22"/>
      <text:p text:style-name="P23">Q) Package infrastructures in Buildroot</text:p>
      <text:p text:style-name="P23">Ans:</text:p>
      <text:p text:style-name="P23">-generic-pakcage </text:p>
      <text:p text:style-name="P23">-cmake-package</text:p>
      <text:p text:style-name="P23">-autotools-package</text:p>
      <text:p text:style-name="P23">-luarocks-package</text:p>
      <text:p text:style-name="P23">-kconfig-package</text:p>
      <text:p text:style-name="P23">-perl-package</text:p>
      <text:p text:style-name="P23">-python-package</text:p>
      <text:p text:style-name="P23"/>
      <text:p text:style-name="P24">Each software component to be built by Buildroot comes with its own build</text:p>
      <text:p text:style-name="P24">system.</text:p>
      <text:p text:style-name="P24">Numerous build systems available: hand-written Makefiles or shell scripts,</text:p>
      <text:p text:style-name="P24">autotools, CMake and also some specific to languages: Python, Perl, Lua, Erlang,</text:p>
      <text:p text:style-name="P24"/>
      <text:p text:style-name="P34">Q) Makefile for generic package</text:p>
      <text:p text:style-name="P25">Ans:</text:p>
      <text:p text:style-name="P26">It is a succession of variable definitions, which must be prefixed by the uppercase</text:p>
      <text:p text:style-name="P26">package name.</text:p>
      <text:p text:style-name="P26">Eg:<text:tab/>define FOOBAR_BUILD_CMDS</text:p>
      <text:p text:style-name="P26"><text:tab/><text:tab/>$(MAKE) -C $(@D)</text:p>
      <text:p text:style-name="P26"><text:tab/>endef</text:p>
      <text:p text:style-name="P26"/>
      <text:p text:style-name="P27">And ends with a call to the desired package infrastructure macro.</text:p>
      <text:p text:style-name="P27">Eg: <text:tab/>$(eval $(generic-package))</text:p>
      <text:p text:style-name="P28"><text:tab/><text:span text:style-name="T5">$(eval $(autotools-package))</text:span></text:p>
      <text:p text:style-name="P28"/>
      <text:p text:style-name="P29">The variables tell the package infrastructure what to do for this specific package.</text:p>
      <text:p text:style-name="P29"/>
      <text:p text:style-name="P29"/>
      <text:p text:style-name="P29">The Buildroot package infrastructures make a number of assumption on variables</text:p>
      <text:p text:style-name="P29">and files naming.</text:p>
      <text:p text:style-name="P29">-The directory where the package description is located must be package/&lt;pkg&gt;/,</text:p>
      <text:p text:style-name="P29">where &lt;pkg&gt; is the lowercase name of the package.</text:p>
      <text:p text:style-name="P29">-The Config.in option enabling the package must be named BR2_PACKAGE_&lt;PKG&gt;,</text:p>
      <text:p text:style-name="P29">where &lt;PKG&gt; is the uppercase name of the package.</text:p>
      <text:p text:style-name="P30">-<text:span text:style-name="T6">The variables in the .mk file must be prefixed with &lt;PKG&gt;_, where &lt;PKG&gt; is the</text:span></text:p>
      <text:p text:style-name="P31">uppercase name of the package.</text:p>
      <text:p text:style-name="P31"/>
      <text:p text:style-name="P32">The package infrastructure expects all variables it uses to be prefixed by the</text:p>
      <text:p text:style-name="P32">uppercase package name.</text:p>
      <text:p text:style-name="P32">The namespace of variables is global in Buildroot!</text:p>
      <text:p text:style-name="P32"/>
      <text:p text:style-name="P32">The Buildroot .config file is a succession of lines name = value</text:p>
      <text:p text:style-name="P32">The main Buildroot Makefile simply includes it, which turns every Buildroot</text:p>
      <text:p text:style-name="P32">configuration option into a make variable.</text:p>
      <text:p text:style-name="P32"/>
      <text:p text:style-name="P33">-use the make qstrip function to remove double quotes on string options:</text:p>
      <text:p text:style-name="P33">NODEJS_MODULES_LIST = $(call qstrip,$(BR2_PACKAGE_NODEJS_MODULES_ADDITIONAL))</text:p>
      <text:p text:style-name="P27"/>
      <text:p text:style-name="P27"/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8:49:11.301213479</meta:creation-date>
    <meta:generator>LibreOffice/5.1.6.2$Linux_X86_64 LibreOffice_project/10m0$Build-2</meta:generator>
    <dc:date>2020-01-16T13:12:11.096422757</dc:date>
    <meta:editing-duration>P1DT2H11M31S</meta:editing-duration>
    <meta:editing-cycles>33</meta:editing-cycles>
    <meta:document-statistic meta:table-count="0" meta:image-count="0" meta:object-count="0" meta:page-count="5" meta:paragraph-count="160" meta:word-count="1075" meta:character-count="6947" meta:non-whitespace-character-count="6009"/>
  </office:meta>
</office:document-meta>
</file>